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4.565cm" svg:x="3.97cm" svg:y="1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932cm"/>
          <draw:glue-point draw:id="5" svg:x="-5.002cm" svg:y="4.201cm"/>
        </draw:frame>
        <draw:frame draw:style-name="gr2" draw:text-style-name="P3" xml:id="id6" draw:id="id6" draw:layer="layout" svg:width="4.53cm" svg:height="4.565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typ</text:span><text:span text:style-name="T2"><text:tab/></text:span><text:span text:style-name="T2">VARCHAR(4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web</text:span><text:span text:style-name="T2"><text:tab/></text:span><text:span text:style-name="T2">VARCHAR(200)</text:span></text:p>
          </draw:text-box>
          <draw:glue-point draw:id="4" svg:x="-5.002cm" svg:y="-1.815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785cm" svg:x="3.97cm" svg:y="15.9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</draw:text-box>
        </draw:frame>
        <draw:frame draw:style-name="gr2" draw:text-style-name="P3" xml:id="id7" draw:id="id7" draw:layer="layout" svg:width="4.93cm" svg:height="4.565cm" svg:x="23.3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is_main</text:span><text:span text:style-name="T2"><text:tab/></text:span><text:span text:style-name="T2">BOOLEAN</text:span></text:p>
            <text:p text:style-name="P4"><text:span text:style-name="T2">title</text:span><text:span text:style-name="T2"><text:tab/></text:span><text:span text:style-name="T2">VARCHAR(40)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rol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4" svg:x="-5.002cm" svg:y="-1.055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497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2" draw:text-style-name="P3" xml:id="id5" draw:id="id5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availability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3.008cm"/>
          <draw:glue-point draw:id="5" svg:x="5.002cm" svg:y="2.005cm"/>
          <draw:glue-point draw:id="6" svg:x="-5.002cm" svg:y="0.732cm"/>
          <draw:glue-point draw:id="7" svg:x="-5.002cm" svg:y="2.96cm"/>
        </draw:frame>
        <draw:connector draw:style-name="gr5" draw:text-style-name="P6" draw:layer="layout" svg:x1="3.97cm" svg:y1="15.199cm" svg:x2="2.07cm" svg:y2="9.207cm" draw:start-shape="id1" draw:start-glue-point="5" draw:end-shape="id2" draw:end-glue-point="3" svg:d="m3970 15199h-2401v-5992h501">
          <text:p/>
        </draw:connector>
        <draw:connector draw:style-name="gr5" draw:text-style-name="P6" draw:layer="layout" svg:x1="10.6cm" svg:y1="6.099cm" svg:x2="6.5cm" svg:y2="4.599cm" draw:start-shape="id3" draw:start-glue-point="5" draw:end-shape="id4" draw:end-glue-point="4" svg:d="m10600 6099h-2050v-1500h-2050">
          <text:p/>
        </draw:connector>
        <draw:connector draw:style-name="gr5" draw:text-style-name="P6" draw:layer="layout" svg:x1="16.57cm" svg:y1="6.099cm" svg:x2="15.13cm" svg:y2="5.508cm" draw:start-shape="id5" draw:start-glue-point="5" draw:end-shape="id3" draw:end-glue-point="4" svg:d="m16570 6099h-720v-591h-720">
          <text:p/>
        </draw:connector>
        <draw:connector draw:style-name="gr5" draw:text-style-name="P6" draw:layer="layout" svg:x1="21.5cm" svg:y1="5.799cm" svg:x2="23.37cm" svg:y2="9.401cm" draw:start-shape="id5" draw:start-glue-point="4" draw:end-shape="id6" draw:end-glue-point="4" svg:d="m21500 5799h935v3602h935">
          <text:p/>
        </draw:connector>
        <draw:connector draw:style-name="gr5" draw:text-style-name="P6" draw:layer="layout" svg:x1="23.3cm" svg:y1="15.301cm" svg:x2="23.37cm" svg:y2="9.401cm" draw:start-shape="id7" draw:start-glue-point="4" draw:end-shape="id6" draw:end-glue-point="4" svg:d="m23300 15301h-501v-5900h571">
          <text:p/>
        </draw:connector>
        <draw:connector draw:style-name="gr6" draw:text-style-name="P6" draw:layer="layout" svg:x1="17.93cm" svg:y1="11.499cm" svg:x2="16.601cm" svg:y2="5.401cm" draw:start-shape="id8" draw:start-glue-point="5" draw:end-shape="id5" draw:end-glue-point="7" svg:d="m17930 11499h501v-3278h-2362v-2820h532">
          <text:p/>
        </draw:connector>
        <draw:connector draw:style-name="gr5" draw:text-style-name="P6" draw:layer="layout" svg:x1="13cm" svg:y1="11.799cm" svg:x2="8.5cm" svg:y2="17.339cm" draw:start-shape="id8" draw:start-glue-point="7" draw:end-shape="id9" draw:end-glue-point="1" svg:d="m13000 11799h-2250v5540h-2250">
          <text:p/>
        </draw:connector>
        <draw:connector draw:style-name="gr5" draw:text-style-name="P6" draw:layer="layout" svg:x1="13cm" svg:y1="11.099cm" svg:x2="8.5cm" svg:y2="12.401cm" draw:start-shape="id8" draw:start-glue-point="6" draw:end-shape="id1" draw:end-glue-point="4" svg:d="m13000 11099h-2250v1302h-2250">
          <text:p/>
        </draw:connector>
        <draw:connector draw:style-name="gr5" draw:text-style-name="P6" draw:layer="layout" svg:x1="21.5cm" svg:y1="6.499cm" svg:x2="17.8cm" svg:y2="17.299cm" draw:start-shape="id5" draw:start-glue-point="6" draw:end-shape="id10" draw:end-glue-point="4" svg:d="m21500 6499h501v10800h-4201">
          <text:p/>
        </draw:connector>
        <draw:frame draw:style-name="gr7" draw:text-style-name="P7" draw:layer="layout" svg:width="3.538cm" svg:height="0.67cm" svg:x="1.062cm" svg:y="19.33cm">
          <draw:text-box>
            <text:p><text:span text:style-name="T3">cpa, 2012-12-13</text:span></text:p>
          </draw:text-box>
        </draw:frame>
        <draw:frame draw:style-name="gr3" draw:text-style-name="P3" xml:id="id2" draw:id="id2" draw:layer="layout" svg:width="4.53cm" svg:height="2.785cm" svg:x="2.07cm" svg:y="7.8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5" draw:text-style-name="P6" draw:layer="layout" draw:line-skew="0.499cm" svg:x1="6.6cm" svg:y1="9.867cm" svg:x2="6.5cm" svg:y2="4.599cm" draw:start-shape="id2" draw:start-glue-point="4" draw:end-shape="id4" draw:end-glue-point="4" svg:d="m6600 9867h1000v-5268h-1100">
          <text:p/>
        </draw:connector>
        <draw:frame draw:style-name="gr3" draw:text-style-name="P3" xml:id="id11" draw:id="id11" draw:layer="layout" svg:width="4.53cm" svg:height="2.153cm" svg:x="1.97cm" svg:y="5.5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5" draw:text-style-name="P6" draw:layer="layout" svg:x1="10.6cm" svg:y1="6.499cm" svg:x2="6.5cm" svg:y2="6.952cm" draw:start-shape="id3" draw:start-glue-point="6" draw:end-shape="id11" draw:end-glue-point="4" svg:d="m10600 6499h-2050v453h-2050">
          <text:p/>
        </draw:connector>
        <draw:connector draw:style-name="gr5" draw:text-style-name="P6" draw:layer="layout" svg:x1="6.6cm" svg:y1="10.299cm" svg:x2="6.5cm" svg:y2="6.952cm" draw:start-shape="id2" draw:start-glue-point="6" draw:end-shape="id11" draw:end-glue-point="4" svg:d="m6600 10299h501v-3347h-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2-13T14:29:28</dc:date>
    <dc:creator>Claude </dc:creator>
    <meta:editing-duration>PT1H9M30S</meta:editing-duration>
    <meta:editing-cycles>19</meta:editing-cycles>
    <meta:generator>LibreOffice/3.5$Linux_X86_64 LibreOffice_project/350m1$Build-2</meta:generator>
    <meta:printed-by>Claude </meta:printed-by>
    <meta:print-date>2012-11-06T17:39:48</meta:print-date>
    <meta:document-statistic meta:object-count="25"/>
  </office:meta>
</office:document-meta>
</file>